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 style:list-style-name="L1">
      <style:text-properties style:font-name="Arial"/>
    </style:style>
    <style:style style:name="P3" style:family="paragraph" style:parent-style-name="Text_20_body">
      <style:text-properties style:font-name="Arial" officeooo:rsid="00291b71" officeooo:paragraph-rsid="00291b71"/>
    </style:style>
    <style:style style:name="P4" style:family="paragraph" style:parent-style-name="Text_20_body">
      <style:text-properties style:font-name="Arial" officeooo:rsid="00292c90" officeooo:paragraph-rsid="00292c90"/>
    </style:style>
    <style:style style:name="T1" style:family="text">
      <style:text-properties officeooo:rsid="0021ad07"/>
    </style:style>
    <style:style style:name="T2" style:family="text">
      <style:text-properties officeooo:rsid="00233f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ós, como uma missão humanitária, é claro que aceitamos doações. Por favor, se você pode e acredita no potencial desta missão, gentilmente doe aqui.</text:p>
      <text:p text:style-name="P3"/>
      <text:p text:style-name="P4">&lt;paypa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4:22.010322785</meta:creation-date>
    <dc:date>2016-09-23T11:20:17.599404390</dc:date>
    <meta:editing-duration>PT20H46M58S</meta:editing-duration>
    <meta:editing-cycles>8</meta:editing-cycles>
    <meta:generator>LibreOffice/5.2.1.2$Linux_X86_64 LibreOffice_project/20m0$Build-2</meta:generator>
    <meta:document-statistic meta:table-count="0" meta:image-count="0" meta:object-count="0" meta:page-count="1" meta:paragraph-count="2" meta:word-count="25" meta:character-count="156" meta:non-whitespace-character-count="133"/>
  </office:meta>
</office:document-meta>
</file>